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gence100m" table:style-name="ta1">
        <table:shapes>
          <draw:frame draw:z-index="0" draw:style-name="gr1" draw:text-style-name="P1" svg:width="12.5283in" svg:height="7.2992in" svg:x="6.4067in" svg:y="2.0492in">
            <draw:object draw:notify-on-update-of-ranges="convergence100m.E1:convergence100m.E1 convergence100m.A12:convergence100m.A12 convergence100m.E12:convergence100m.E12 convergence100m.E1:convergence100m.E11 convergence100m.F1:convergence100m.F11 convergence100m.A12:convergence100m.A12 convergence100m.A1:convergence100m.A11 convergence100m.F1:convergence100m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017436" calcext:value-type="float">
            <text:p>0.017436</text:p>
          </table:table-cell>
          <table:table-cell office:value-type="float" office:value="0.011942" calcext:value-type="float">
            <text:p>0.011942</text:p>
          </table:table-cell>
          <table:table-cell office:value-type="float" office:value="0.00000030387" calcext:value-type="float">
            <text:p>3.0387E-07</text:p>
          </table:table-cell>
          <table:table-cell office:value-type="float" office:value="0.0000018494" calcext:value-type="float">
            <text:p>1.8494E-06</text:p>
          </table:table-cell>
          <table:table-cell office:value-type="float" office:value="0.021133" calcext:value-type="float">
            <text:p>0.021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6405" calcext:value-type="float">
            <text:p>0.00076405</text:p>
          </table:table-cell>
          <table:table-cell office:value-type="float" office:value="0.0036521" calcext:value-type="float">
            <text:p>0.0036521</text:p>
          </table:table-cell>
          <table:table-cell office:value-type="float" office:value="0.00000004744" calcext:value-type="float">
            <text:p>4.744E-08</text:p>
          </table:table-cell>
          <table:table-cell office:value-type="float" office:value="0.000000099571" calcext:value-type="float">
            <text:p>9.9571E-08</text:p>
          </table:table-cell>
          <table:table-cell office:value-type="float" office:value="0.0037312" calcext:value-type="float">
            <text:p>0.0037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67406" calcext:value-type="float">
            <text:p>6.7406E-05</text:p>
          </table:table-cell>
          <table:table-cell office:value-type="float" office:value="0.00046281" calcext:value-type="float">
            <text:p>0.00046281</text:p>
          </table:table-cell>
          <table:table-cell office:value-type="float" office:value="0.00000000082445" calcext:value-type="float">
            <text:p>8.2445E-10</text:p>
          </table:table-cell>
          <table:table-cell office:value-type="float" office:value="0.0000000019614" calcext:value-type="float">
            <text:p>1.9614E-09</text:p>
          </table:table-cell>
          <table:table-cell office:value-type="float" office:value="0.00046769" calcext:value-type="float">
            <text:p>0.000467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5088" calcext:value-type="float">
            <text:p>5.088E-05</text:p>
          </table:table-cell>
          <table:table-cell office:value-type="float" office:value="0.000039298" calcext:value-type="float">
            <text:p>3.9298E-05</text:p>
          </table:table-cell>
          <table:table-cell office:value-type="float" office:value="0.000000000004249" calcext:value-type="float">
            <text:p>4.249E-12</text:p>
          </table:table-cell>
          <table:table-cell office:value-type="float" office:value="0.000000000017548" calcext:value-type="float">
            <text:p>1.7548E-11</text:p>
          </table:table-cell>
          <table:table-cell office:value-type="float" office:value="0.000064289" calcext:value-type="float">
            <text:p>6.4289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12302" calcext:value-type="float">
            <text:p>1.2302E-05</text:p>
          </table:table-cell>
          <table:table-cell office:value-type="float" office:value="0.000003558" calcext:value-type="float">
            <text:p>3.558E-06</text:p>
          </table:table-cell>
          <table:table-cell office:value-type="float" office:value="0.000000000000032428" calcext:value-type="float">
            <text:p>3.2428E-14</text:p>
          </table:table-cell>
          <table:table-cell office:value-type="float" office:value="0.00000000000011401" calcext:value-type="float">
            <text:p>1.1401E-13</text:p>
          </table:table-cell>
          <table:table-cell office:value-type="float" office:value="0.000012806" calcext:value-type="float">
            <text:p>1.2806E-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39536" calcext:value-type="float">
            <text:p>3.9536E-06</text:p>
          </table:table-cell>
          <table:table-cell office:value-type="float" office:value="0.0000003795" calcext:value-type="float">
            <text:p>3.795E-07</text:p>
          </table:table-cell>
          <table:table-cell office:value-type="float" office:value="1.3837E-015" calcext:value-type="float">
            <text:p>1.3837E-15</text:p>
          </table:table-cell>
          <table:table-cell office:value-type="float" office:value="6.547E-016" calcext:value-type="float">
            <text:p>6.547E-16</text:p>
          </table:table-cell>
          <table:table-cell office:value-type="float" office:value="0.0000039718" calcext:value-type="float">
            <text:p>3.9718E-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7886" calcext:value-type="float">
            <text:p>7.886E-07</text:p>
          </table:table-cell>
          <table:table-cell office:value-type="float" office:value="0.000000073947" calcext:value-type="float">
            <text:p>7.3947E-08</text:p>
          </table:table-cell>
          <table:table-cell office:value-type="float" office:value="1.088E-016" calcext:value-type="float">
            <text:p>1.088E-16</text:p>
          </table:table-cell>
          <table:table-cell office:value-type="float" office:value="9.4346E-018" calcext:value-type="float">
            <text:p>9.4346E-18</text:p>
          </table:table-cell>
          <table:table-cell office:value-type="float" office:value="0.00000079206" calcext:value-type="float">
            <text:p>7.9206E-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21929" calcext:value-type="float">
            <text:p>2.1929E-07</text:p>
          </table:table-cell>
          <table:table-cell office:value-type="float" office:value="0.00000001904" calcext:value-type="float">
            <text:p>1.904E-08</text:p>
          </table:table-cell>
          <table:table-cell office:value-type="float" office:value="9.5325E-017" calcext:value-type="float">
            <text:p>9.5325E-17</text:p>
          </table:table-cell>
          <table:table-cell office:value-type="float" office:value="5.8645E-019" calcext:value-type="float">
            <text:p>5.8645E-19</text:p>
          </table:table-cell>
          <table:table-cell office:value-type="float" office:value="0.00000022011" calcext:value-type="float">
            <text:p>2.2011E-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42152" calcext:value-type="float">
            <text:p>4.2152E-08</text:p>
          </table:table-cell>
          <table:table-cell office:value-type="float" office:value="0.0000000055059" calcext:value-type="float">
            <text:p>5.5059E-09</text:p>
          </table:table-cell>
          <table:table-cell office:value-type="float" office:value="6.5006E-017" calcext:value-type="float">
            <text:p>6.5006E-17</text:p>
          </table:table-cell>
          <table:table-cell office:value-type="float" office:value="1.5655E-019" calcext:value-type="float">
            <text:p>1.5655E-19</text:p>
          </table:table-cell>
          <table:table-cell office:value-type="float" office:value="0.00000004251" calcext:value-type="float">
            <text:p>4.251E-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15014" calcext:value-type="float">
            <text:p>1.5014E-08</text:p>
          </table:table-cell>
          <table:table-cell office:value-type="float" office:value="0.000000001542" calcext:value-type="float">
            <text:p>1.542E-09</text:p>
          </table:table-cell>
          <table:table-cell office:value-type="float" office:value="6.4587E-017" calcext:value-type="float">
            <text:p>6.4587E-17</text:p>
          </table:table-cell>
          <table:table-cell office:value-type="float" office:value="1.6032E-019" calcext:value-type="float">
            <text:p>1.6032E-19</text:p>
          </table:table-cell>
          <table:table-cell office:value-type="float" office:value="0.000000015093" calcext:value-type="float">
            <text:p>1.5093E-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31944" calcext:value-type="float">
            <text:p>3.1944E-09</text:p>
          </table:table-cell>
          <table:table-cell office:value-type="float" office:value="0.00000000045113" calcext:value-type="float">
            <text:p>4.5113E-10</text:p>
          </table:table-cell>
          <table:table-cell office:value-type="float" office:value="7.6905E-017" calcext:value-type="float">
            <text:p>7.6905E-17</text:p>
          </table:table-cell>
          <table:table-cell office:value-type="float" office:value="1.6043E-019" calcext:value-type="float">
            <text:p>1.6043E-19</text:p>
          </table:table-cell>
          <table:table-cell office:value-type="float" office:value="0.0000000032261" calcext:value-type="float">
            <text:p>3.2261E-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 Residual L2</text:p>
          </table:table-cell>
          <table:table-cell office:value-type="string" calcext:value-type="string">
            <text:p>W Residual L2</text:p>
          </table:table-cell>
          <table:table-cell table:number-columns-repeated="2"/>
          <table:table-cell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8:11:06.11523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1-26T18:37:55.584445405</dc:date>
    <meta:editing-duration>PT17M56S</meta:editing-duration>
    <meta:editing-cycles>6</meta:editing-cycles>
    <meta:generator>LibreOffice/6.3.4.2$Linux_X86_64 LibreOffice_project/30$Build-2</meta:generator>
    <meta:document-statistic meta:table-count="1" meta:cell-count="69" meta:object-count="1"/>
  </office:meta>
</office:document-meta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823cm" svg:height="18.541cm" xlink:href=".." xlink:type="simple" chart:class="chart:scatter" chart:style-name="ch1">
        <chart:title svg:x="12.759cm" svg:y="0.506cm" chart:style-name="ch2">
          <text:p>Newton's Method Convergence</text:p>
        </chart:title>
        <chart:subtitle svg:x="13.989cm" svg:y="1.655cm" chart:style-name="ch3">
          <text:p>Terrain Height: 100 m</text:p>
        </chart:subtitle>
        <chart:legend chart:legend-position="end" svg:x="25.584cm" svg:y="8.224cm" style:legend-expansion="high" chart:style-name="ch4"/>
        <chart:plot-area chart:style-name="ch5" table:cell-range-address="convergence100m.E1:convergence100m.E12 convergence100m.A1:convergence100m.A12 convergence100m.F1:convergence100m.F11" chart:data-source-has-labels="both" svg:x="1.647cm" svg:y="2.708cm" svg:width="23.301cm" svg:height="14.482cm">
          <chartooo:coordinate-region svg:x="2.798cm" svg:y="2.907cm" svg:width="21.831cm" svg:height="13.636cm"/>
          <chart:axis chart:dimension="x" chart:name="primary-x" chart:style-name="ch6" chartooo:axis-type="auto">
            <chart:title svg:x="12.062cm" svg:y="17.56cm" chart:style-name="ch7">
              <text:p>Newton Iteration</text:p>
            </chart:title>
            <chart:categories table:cell-range-address="convergence100m.A12:convergence100m.A12"/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convergence100m.E1:convergence100m.E11" chart:label-cell-address="convergence100m.E12:convergence100m.E12" chart:class="chart:scatter">
            <chart:domain table:cell-range-address="convergence100m.F1:convergence100m.F11"/>
            <chart:regression-curve chart:style-name="ch12">
              <chart:equation chart:display-equation="true" chart:display-r-square="false" svg:x="5.798cm" svg:y="4.123cm"/>
            </chart:regression-curve>
            <chart:data-point chart:repeated="11"/>
          </chart:series>
          <chart:series chart:style-name="ch13" chart:values-cell-range-address="convergence100m.A1:convergence100m.A11" chart:label-cell-address="convergence100m.A12:convergence100m.A12" chart:class="chart:scatter">
            <chart:regression-curve chart:style-name="ch14">
              <chart:equation chart:display-equation="true" chart:display-r-square="false" svg:x="6.951cm" svg:y="13.671cm"/>
            </chart:regression-curve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convergence100m.E12:convergence100m.E12</svg:desc>
                </draw:g>
              </table:table-cell>
              <table:table-cell office:value-type="string">
                <text:p>U Residual L2</text:p>
                <draw:g>
                  <svg:desc>convergence100m.A12:convergence100m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 Residual L2</text:p>
                <draw:g>
                  <svg:desc>convergence100m.A12:convergence100m.A12</svg:desc>
                </draw:g>
              </table:table-cell>
              <table:table-cell office:value-type="float" office:value="1">
                <text:p>1</text:p>
                <draw:g>
                  <svg:desc>convergence100m.F1:convergence100m.F11</svg:desc>
                </draw:g>
              </table:table-cell>
              <table:table-cell office:value-type="float" office:value="0.021133">
                <text:p>0.021133</text:p>
                <draw:g>
                  <svg:desc>convergence100m.E1:convergence100m.E11</svg:desc>
                </draw:g>
              </table:table-cell>
              <table:table-cell office:value-type="float" office:value="0.017436">
                <text:p>0.017436</text:p>
                <draw:g>
                  <svg:desc>convergence100m.A1:convergence100m.A1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0037312">
                <text:p>0.0037312</text:p>
              </table:table-cell>
              <table:table-cell office:value-type="float" office:value="0.00076405">
                <text:p>0.0007640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00046769">
                <text:p>0.00046769</text:p>
              </table:table-cell>
              <table:table-cell office:value-type="float" office:value="0.000067406">
                <text:p>0.00006740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000064289">
                <text:p>0.000064289</text:p>
              </table:table-cell>
              <table:table-cell office:value-type="float" office:value="0.00005088">
                <text:p>0.0000508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000012806">
                <text:p>0.000012806</text:p>
              </table:table-cell>
              <table:table-cell office:value-type="float" office:value="0.000012302">
                <text:p>0.00001230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0039718">
                <text:p>0.0000039718</text:p>
              </table:table-cell>
              <table:table-cell office:value-type="float" office:value="0.0000039536">
                <text:p>0.000003953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0000079206">
                <text:p>0.00000079206</text:p>
              </table:table-cell>
              <table:table-cell office:value-type="float" office:value="0.0000007886">
                <text:p>0.000000788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0000022011">
                <text:p>0.00000022011</text:p>
              </table:table-cell>
              <table:table-cell office:value-type="float" office:value="0.00000021929">
                <text:p>0.0000002192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00000004251">
                <text:p>0.00000004251</text:p>
              </table:table-cell>
              <table:table-cell office:value-type="float" office:value="0.000000042152">
                <text:p>0.00000004215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00015093">
                <text:p>0.000000015093</text:p>
              </table:table-cell>
              <table:table-cell office:value-type="float" office:value="0.000000015014">
                <text:p>0.0000000150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0.0000000032261">
                <text:p>0.0000000032261</text:p>
              </table:table-cell>
              <table:table-cell office:value-type="float" office:value="0.0000000031944">
                <text:p>0.00000000319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